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6071in" svg:y="0.0157in">
            <draw:object draw:notify-on-update-of-ranges="Sheet1.B6:Sheet1.B19 Sheet1.C6:Sheet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252in" svg:y="3.6232in">
            <draw:object draw:notify-on-update-of-ranges="Sheet1.B6:Sheet1.B19 Sheet1.D6:Sheet1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2622in" svg:y="5.3236in">
            <draw:object draw:notify-on-update-of-ranges="Sheet1.B24:Sheet1.B30 Sheet1.C23:Sheet1.C23 Sheet1.C24:Sheet1.C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ccurences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 typ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hursday</text:p>
          </table:table-cell>
        </table:table-row>
        <table:table-row table:style-name="ro2">
          <table:table-cell/>
          <table:table-cell office:value-type="string" calcext:value-type="string">
            <text:p>iOS iPhone or iPad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Mac OS X 10.x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Linux 2.4.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nux 2.4.x-2.6.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nux 2.2.x-3.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inux 2.2.x-3.x (no timestamp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nux 3.x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Linux (Andro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ndows 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ndows 7 or 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Windows NT kerne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indows NT kernel 5.x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string" calcext:value-type="string">
            <text:p>Totals: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OS iPhone or iPad</text:p>
          </table:table-cell>
          <table:table-cell table:formula="of:=SUM([.C6];[.D6])" office:value-type="float" office:value="186" calcext:value-type="float">
            <text:p>186</text:p>
          </table:table-cell>
          <table:table-cell table:formula="of:=([.C24]/[.C31])*100" office:value-type="float" office:value="26.0504201680672" calcext:value-type="float">
            <text:p>26.0504201681</text:p>
          </table:table-cell>
        </table:table-row>
        <table:table-row table:style-name="ro1">
          <table:table-cell/>
          <table:table-cell office:value-type="string" calcext:value-type="string">
            <text:p>Mac OS X 10.x</text:p>
          </table:table-cell>
          <table:table-cell table:formula="of:=SUM([.C7];[.D7])" office:value-type="float" office:value="85" calcext:value-type="float">
            <text:p>85</text:p>
          </table:table-cell>
          <table:table-cell table:formula="of:=([.C25]/[.C31])*100" office:value-type="float" office:value="11.9047619047619" calcext:value-type="float">
            <text:p>11.9047619048</text:p>
          </table:table-cell>
        </table:table-row>
        <table:table-row table:style-name="ro1">
          <table:table-cell/>
          <table:table-cell office:value-type="string" calcext:value-type="string">
            <text:p>Android / Linux</text:p>
          </table:table-cell>
          <table:table-cell table:formula="of:=SUM([.C8:.D13])" office:value-type="float" office:value="129" calcext:value-type="float">
            <text:p>129</text:p>
          </table:table-cell>
          <table:table-cell table:formula="of:=([.C26]/[.C31])*100" office:value-type="float" office:value="18.0672268907563" calcext:value-type="float">
            <text:p>18.0672268908</text:p>
          </table:table-cell>
        </table:table-row>
        <table:table-row table:style-name="ro1">
          <table:table-cell/>
          <table:table-cell office:value-type="string" calcext:value-type="string">
            <text:p>Windows 7 or 8</text:p>
          </table:table-cell>
          <table:table-cell table:formula="of:=SUM([.C15:.D15])" office:value-type="float" office:value="114" calcext:value-type="float">
            <text:p>114</text:p>
          </table:table-cell>
          <table:table-cell table:formula="of:=([.C27]/[.C31])*100" office:value-type="float" office:value="15.9663865546218" calcext:value-type="float">
            <text:p>15.9663865546</text:p>
          </table:table-cell>
        </table:table-row>
        <table:table-row table:style-name="ro1">
          <table:table-cell/>
          <table:table-cell office:value-type="string" calcext:value-type="string">
            <text:p>Windows XP</text:p>
          </table:table-cell>
          <table:table-cell table:formula="of:=SUM([.C14:.D14])" office:value-type="float" office:value="1" calcext:value-type="float">
            <text:p>1</text:p>
          </table:table-cell>
          <table:table-cell table:formula="of:=([.C28]/[.C31])*100" office:value-type="float" office:value="0.140056022408964" calcext:value-type="float">
            <text:p>0.1400560224</text:p>
          </table:table-cell>
        </table:table-row>
        <table:table-row table:style-name="ro1">
          <table:table-cell/>
          <table:table-cell office:value-type="string" calcext:value-type="string">
            <text:p>Windows NT </text:p>
          </table:table-cell>
          <table:table-cell table:formula="of:=SUM([.C16:.D17])" office:value-type="float" office:value="14" calcext:value-type="float">
            <text:p>14</text:p>
          </table:table-cell>
          <table:table-cell table:formula="of:=([.C29]/[.C31])*100" office:value-type="float" office:value="1.96078431372549" calcext:value-type="float">
            <text:p>1.9607843137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formula="of:=SUM([.C18:.D19])" office:value-type="float" office:value="185" calcext:value-type="float">
            <text:p>185</text:p>
          </table:table-cell>
          <table:table-cell table:formula="of:=([.C30]/[.C31])*100" office:value-type="float" office:value="25.9103641456583" calcext:value-type="float">
            <text:p>25.9103641457</text:p>
          </table:table-cell>
        </table:table-row>
        <table:table-row table:style-name="ro1">
          <table:table-cell/>
          <table:table-cell table:style-name="ce1" office:value-type="string" calcext:value-type="string">
            <text:p>Totals:</text:p>
          </table:table-cell>
          <table:table-cell table:formula="of:=SUM([.C20:.D20])" office:value-type="float" office:value="714" calcext:value-type="float">
            <text:p>714</text:p>
          </table:table-cell>
          <table:table-cell table:formula="of:=SUM([.D24:.D30])" office:value-type="float" office:value="100" calcext:value-type="float">
            <text:p>100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00:00:02.618650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9T12:46:23.232367802</meta:creation-date>
    <dc:date>2013-11-19T16:03:51.735220140</dc:date>
    <dc:creator>chucky </dc:creator>
    <meta:editing-duration>PT25M29S</meta:editing-duration>
    <meta:editing-cycles>3</meta:editing-cycles>
    <meta:generator>LibreOffice/4.1.2.3$Linux_X86_64 LibreOffice_project/410m0$Build-3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OS Types Tuesday</text:p>
        </chart:title>
        <chart:plot-area chart:style-name="ch3" table:cell-range-address="Sheet1.B6:Sheet1.C19" chart:data-source-has-labels="column" svg:x="0.77cm" svg:y="1.661cm" svg:width="14.59cm" svg:height="6.739cm">
          <chartooo:coordinate-region svg:x="5.889cm" svg:y="1.661cm" svg:width="9.191cm" svg:height="6.092cm"/>
          <chart:axis chart:dimension="x" chart:name="primary-x" chart:style-name="ch4" chartooo:axis-type="auto">
            <chartooo:date-scale/>
            <chart:categories table:cell-range-address="Sheet1.B6:Shee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6:Sheet1.B19</svg:desc>
                </draw:g>
              </table:table-cell>
              <table:table-cell office:value-type="float" office:value="91">
                <text:p>91</text:p>
                <draw:g>
                  <svg:desc>Sheet1.C6:Sheet1.C19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nux 2.4.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ux 2.4.x-2.6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ux 2.2.x-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ux 2.2.x-3.x (no timestamp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ux 3.x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inux (Android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Windows NT kern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ndows NT kernel 5.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OS Types Thursday</text:p>
        </chart:title>
        <chart:plot-area chart:style-name="ch3" table:cell-range-address="Sheet1.B6:Sheet1.B19 Sheet1.D6:Sheet1.D19" chart:data-source-has-labels="column" svg:x="0.77cm" svg:y="1.661cm" svg:width="14.59cm" svg:height="6.739cm">
          <chartooo:coordinate-region svg:x="5.889cm" svg:y="1.661cm" svg:width="9.191cm" svg:height="6.092cm"/>
          <chart:axis chart:dimension="x" chart:name="primary-x" chart:style-name="ch4" chartooo:axis-type="auto">
            <chartooo:date-scale/>
            <chart:categories table:cell-range-address="Sheet1.B6:Shee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6:Sheet1.B19</svg:desc>
                </draw:g>
              </table:table-cell>
              <table:table-cell office:value-type="float" office:value="95">
                <text:p>95</text:p>
                <draw:g>
                  <svg:desc>Sheet1.D6:Sheet1.D19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nux 2.4.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ux 2.4.x-2.6.x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nux 2.2.x-3.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nux 2.2.x-3.x (no timestamp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ux 3.x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Linux (Androi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indows NT kerne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ndows NT kernel 5.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dd4814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99ff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chart-properties chart:solid-type="cuboid"/>
      <style:graphic-properties draw:fill-color="#00ae00"/>
    </style:style>
    <style:style style:name="ch12" style:family="chart">
      <style:chart-properties chart:solid-type="cuboid"/>
      <style:graphic-properties draw:fill-color="#ff3333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c5000b"/>
    </style:style>
    <style:style style:name="ch15" style:family="chart">
      <style:chart-properties chart:solid-type="cuboid"/>
      <style:graphic-properties draw:fill-color="#804c1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32cm" svg:y="0.316cm" chart:style-name="ch2">
          <text:p>Summary OS Types</text:p>
        </chart:title>
        <chart:legend chart:legend-position="end" svg:x="12.308cm" svg:y="2.707cm" style:legend-expansion="high" chart:style-name="ch3"/>
        <chart:plot-area chart:style-name="ch4" table:cell-range-address="Sheet1.B23:Sheet1.C30" chart:data-source-has-labels="both" svg:x="0.32cm" svg:y="1.481cm" svg:width="11.668cm" svg:height="7.33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65cm" svg:width="11.668cm" svg:height="7.001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B24:Sheet1.B3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C24:Sheet1.C30" chart:label-cell-address="Sheet1.C23:Sheet1.C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  <draw:g>
                  <svg:desc>Sheet1.B24:Sheet1.B30</svg:desc>
                </draw:g>
              </table:table-cell>
              <table:table-cell office:value-type="float" office:value="186">
                <text:p>186</text:p>
                <draw:g>
                  <svg:desc>Sheet1.C24:Sheet1.C30</svg:desc>
                </draw:g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ndroid / Linux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NT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